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/>
    </style:style>
    <style:style style:name="P6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an</text:span><text:span text:style-name="T1"><text:line-break/></text:span><text:span text:style-name="T1">kiedyś stanął nad brzegiem,</text:span><text:span text:style-name="T1"><text:line-break/></text:span><text:span text:style-name="T1">Szukał ludzi</text:span><text:span text:style-name="T1"><text:line-break/></text:span><text:span text:style-name="T1">gotowych pójść za Nim;</text:span><text:span text:style-name="T1"><text:line-break/></text:span><text:span text:style-name="T1">By łowić serca</text:span><text:span text:style-name="T1"><text:line-break/></text:span><text:span text:style-name="T1">Słów Bożych prawd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Jestem</text:span><text:span text:style-name="T1"><text:line-break/></text:span><text:span text:style-name="T1">ubogim człowiekiem,</text:span><text:span text:style-name="T1"><text:line-break/></text:span><text:span text:style-name="T1">Moim skarbem</text:span><text:span text:style-name="T1"><text:line-break/></text:span><text:span text:style-name="T1">są ręce gotowe</text:span><text:span text:style-name="T1"><text:line-break/></text:span><text:span text:style-name="T1">Do pracy z Tobą</text:span><text:span text:style-name="T1"><text:line-break/></text:span><text:span text:style-name="T1">I czyste ser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4"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,</text:span><text:span text:style-name="T1"><text:line-break/></text:span><text:span text:style-name="T1">potrzebujesz mych dłoni,</text:span><text:span text:style-name="T1"><text:line-break/></text:span><text:span text:style-name="T1">Mego serca</text:span><text:span text:style-name="T1"><text:line-break/></text:span><text:span text:style-name="T1">młodego zapałem</text:span><text:span text:style-name="T1"><text:line-break/></text:span><text:span text:style-name="T1">Mych kropli potu</text:span><text:span text:style-name="T1"><text:line-break/></text:span><text:span text:style-name="T1">I samotn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4"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Dziś</text:span><text:span text:style-name="T1"><text:line-break/></text:span><text:span text:style-name="T1">wypłyniemy już razem</text:span><text:span text:style-name="T1"><text:line-break/></text:span><text:span text:style-name="T1">Łowić serca</text:span><text:span text:style-name="T1"><text:line-break/></text:span><text:span text:style-name="T1">na morzach dusz ludzkich </text:span><text:span text:style-name="T1"><text:line-break/></text:span><text:span text:style-name="T1">Twej prawdy siecią</text:span><text:span text:style-name="T1"><text:line-break/></text:span><text:span text:style-name="T1">I Słowem Życ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: O Panie,</text:span><text:span text:style-name="T1"><text:line-break/></text:span><text:span text:style-name="T1">to Ty na mnie spojrzałeś,</text:span><text:span text:style-name="T1"><text:line-break/></text:span><text:span text:style-name="T1">Twoje usta</text:span><text:span text:style-name="T1"><text:line-break/></text:span><text:span text:style-name="T1">dziś wyrzekły me i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4"><text:span text:style-name="T1">Swoją barkę</text:span><text:span text:style-name="T1"><text:line-break/></text:span><text:span text:style-name="T1">pozostawiam na brzegu,</text:span><text:span text:style-name="T1"><text:line-break/></text:span><text:span text:style-name="T1">Razem z Tobą</text:span><text:span text:style-name="T1"><text:line-break/></text:span><text:span text:style-name="T1">nowy zacznę dziś ł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9-05-29T21:16:39</meta:creation-date>
    <dc:date>2013-04-20T23:30:36.25</dc:date>
    <dc:language>pl-PL</dc:language>
    <meta:editing-cycles>6</meta:editing-cycles>
    <meta:editing-duration>PT5M34S</meta:editing-duration>
    <dc:creator>Ziomal Mistrz</dc:cre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